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ans" svg:font-family="OpenSans" style:font-family-generic="roman" style:font-pitch="variable"/>
    <style:font-face style:name="OpenSans-Bold" svg:font-family="OpenSans-Bold" style:font-family-generic="roman" style:font-pitch="variable"/>
    <style:font-face style:name="OpenSans1" svg:font-family="OpenSans" style:font-family-generic="swiss"/>
  </office:font-face-decls>
  <office:automatic-styles>
    <style:style style:name="P1" style:family="paragraph" style:parent-style-name="Standard">
      <style:text-properties officeooo:paragraph-rsid="001ecf4f"/>
    </style:style>
    <style:style style:name="T1" style:family="text">
      <style:text-properties fo:color="#000000" loext:opacity="100%" style:font-name="OpenSans" fo:font-size="10pt" fo:font-style="normal" fo:font-weight="normal" style:font-size-asian="10pt" style:font-style-asian="normal" style:font-weight-asian="normal"/>
    </style:style>
    <style:style style:name="T2" style:family="text">
      <style:text-properties fo:color="#000000" loext:opacity="100%" style:font-name="OpenSans" fo:font-size="10pt" fo:font-style="normal" fo:font-weight="normal" style:font-size-asian="10pt" style:font-style-asian="normal" style:font-weight-asian="normal" style:font-size-complex="12pt"/>
    </style:style>
    <style:style style:name="T3" style:family="text">
      <style:text-properties fo:color="#000000" loext:opacity="100%" style:font-name="OpenSans-Bold" fo:font-size="13.5pt" fo:font-style="normal" fo:font-weight="bold" style:font-size-asian="13.5pt" style:font-style-asian="normal"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Sangría de la primera línea a 2 cm (centímetros):</text:span></text:p>
      <text:p text:style-name="Standard" loext:marker-style-name="T1"><text:span text:style-name="T1">Cádiz (antigua Gadir; más tarde Gades) ciudad y puerto de España meridional, dentro de la comunidad autónoma de Andalucía, capital de la provincia homónima, está situada en el golfo de Cádiz, cerca de Gibraltar. El gran puerto se divide en una bahía exterior y un puerto interior casi sin</text:span></text:p>
      <text:p text:style-name="Standard" loext:marker-style-name="T1"><text:span text:style-name="T1">acceso al mar.</text:span><text:span text:style-name="T1"/></text:p>
      <text:p text:style-name="P1" loext:marker-style-name="T1"><text:span text:style-name="T1"/></text:p>
      <text:p text:style-name="P1" loext:marker-style-name="T1"><text:span text:style-name="T1">Sangría izquierda a 2 cm (centímetros):</text:span></text:p>
      <text:p text:style-name="Standard" loext:marker-style-name="T1"><text:span text:style-name="T1">Cádiz (antigua Gadir; más tarde Gades) ciudad y puerto de España meridional, dentro de la comunidad autónoma de Andalucía, capital de la provincia homónima, está situada en el golfo de Cádiz, cerca de Gibraltar. El gran puerto se divide en una bahía exterior y un puerto interior casi sin acceso al mar.</text:span></text:p>
      <text:p text:style-name="Standard" loext:marker-style-name="T1"><text:span text:style-name="T1"/></text:p>
      <text:p text:style-name="Standard" loext:marker-style-name="T1"><text:span text:style-name="T1">Sangría derecha a 2 cm (centímetros):</text:span><text:span text:style-name="T1"/></text:p>
      <text:p text:style-name="Standard" loext:marker-style-name="T1"><text:span text:style-name="T1">Cádiz (antigua Gadir; más tarde Gades) ciudad y puerto de España meridional, dentro de la comunidad autónoma de Andalucía, capital de la provincia homónima, está situada en el golfo de Cádiz, cerca de Gibraltar. El gran puerto se divide en una bahía exterior y un puerto</text:span></text:p>
      <text:p text:style-name="Standard" loext:marker-style-name="T1"><text:span text:style-name="T1">interior casi sin acceso al mar.</text:span><text:span text:style-name="T1"/></text:p>
      <text:p text:style-name="Standard" loext:marker-style-name="T1"><text:span text:style-name="T1"/></text:p>
      <text:p text:style-name="Standard" loext:marker-style-name="T1"><text:span text:style-name="T1">Sangría izquierda y derecha a 2 cm (centímetros):</text:span><text:span text:style-name="T1"/></text:p>
      <text:p text:style-name="Standard" loext:marker-style-name="T1"><text:span text:style-name="T1">Cádiz (antigua Gadir; más tarde Gades) ciudad y puerto de España meridional, dentro de la comunidad autónoma de </text:span><text:span text:style-name="T2">Andalucía, capital de la provincia homónima, está situada en el </text:span><text:span text:style-name="T1"><text:s/>golfo de Cádiz, cerca de Gibraltar. El gran puerto se divide en </text:span><text:span text:style-name="T2">una bahía exterior y un puerto interior casi sin acceso al ma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ans" svg:font-family="OpenSans" style:font-family-generic="roman" style:font-pitch="variable"/>
    <style:font-face style:name="OpenSans-Bold" svg:font-family="OpenSans-Bold" style:font-family-generic="roman" style:font-pitch="variable"/>
    <style:font-face style:name="OpenSans1" svg:font-family="OpenSan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6T18:40:53.775000000</meta:creation-date>
    <dc:date>2024-07-16T19:12:09.935000000</dc:date>
    <meta:editing-duration>PT17M21S</meta:editing-duration>
    <meta:editing-cycles>14</meta:editing-cycles>
    <meta:generator>LibreOffice/24.2.5.2$Windows_X86_64 LibreOffice_project/bffef4ea93e59bebbeaf7f431bb02b1a39ee8a59</meta:generator>
    <meta:document-statistic meta:table-count="0" meta:image-count="0" meta:object-count="0" meta:page-count="1" meta:paragraph-count="10" meta:word-count="237" meta:character-count="1385" meta:non-whitespace-character-count="1157"/>
  </office:meta>
</office:document-meta>
</file>